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2CBBB8A8F130A8C26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4.44cm" fo:min-width="7.621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21409a" draw:marker-start-width="0.359cm" draw:marker-end-width="0.359cm" draw:fill="none" draw:textarea-horizontal-align="justify" draw:textarea-vertical-align="middle" draw:auto-grow-height="false" fo:min-height="6.162cm" fo:min-width="10.009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ba131a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182f7c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1c3687" draw:marker-start-width="0.359cm" draw:marker-end-width="0.359cm" draw:fill-color="#454fa1" draw:opacity="58%" draw:textarea-horizontal-align="justify" draw:textarea-vertical-align="middle" draw:auto-grow-height="false" fo:min-height="2.394cm" fo:min-width="5.34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ce181e" draw:marker-start-width="0.359cm" draw:marker-end-width="0.359cm" draw:fill-color="#ce181e" draw:opacity="25%" draw:textarea-horizontal-align="justify" draw:textarea-vertical-align="middle" draw:auto-grow-height="false" fo:min-height="2.544cm" fo:min-width="5.342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454fa1" draw:opacity="58%"/>
      <style:paragraph-properties fo:text-align="center"/>
    </style:style>
    <style:style style:name="P4" style:family="paragraph">
      <loext:graphic-properties draw:fill-color="#ce181e" draw:opacity="25%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016cm" svg:height="11.184cm" svg:x="6.066cm" svg:y="0.454cm">
          <draw:image xlink:href="Pictures/10000000000003C0000002CBBB8A8F130A8C2618.jpg" xlink:type="simple" xlink:show="embed" xlink:actuate="onLoad">
            <text:p/>
          </draw:image>
        </draw:frame>
        <draw:custom-shape draw:style-name="gr2" draw:text-style-name="P2" xml:id="id1" draw:id="id1" draw:layer="layout" svg:width="11.633cm" svg:height="6.78cm" draw:transform="rotate (-0.414341164423453) translate (9.099cm 0.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5.009cm" svg:height="9.216cm" draw:transform="rotate (-0.409977841293468) translate (8.199cm -0.9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859cm" svg:y1="9.84cm" svg:x2="24.511cm" svg:y2="9.652cm" draw:start-shape="id1" draw:start-glue-point="9" draw:end-shape="id2" draw:end-glue-point="2" svg:d="M15859 9840v2144h8652v-2332" svg:viewBox="0 0 8653 2333">
          <text:p/>
        </draw:connector>
        <draw:connector draw:style-name="gr5" draw:text-style-name="P1" draw:layer="layout" draw:line-skew="2.777cm" svg:x1="15.083cm" svg:y1="2.039cm" svg:x2="24.511cm" svg:y2="2.436cm" draw:start-shape="id3" draw:start-glue-point="4" draw:end-shape="id4" draw:end-glue-point="0" svg:d="M15083 2039v-769h9428v1166" svg:viewBox="0 0 9429 1167">
          <text:p/>
        </draw:connector>
        <draw:custom-shape draw:style-name="gr6" draw:text-style-name="P3" xml:id="id4" draw:id="id4" draw:layer="layout" svg:width="5.842cm" svg:height="2.644cm" svg:x="21.59cm" svg:y="2.4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5.842cm" svg:height="2.794cm" svg:x="21.59cm" svg:y="6.85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717cm" svg:height="2.384cm" svg:x="21.736cm" svg:y="2.594cm">
          <draw:text-box>
            <text:p text:style-name="P5"><text:span text:style-name="T1">Dark matter halo:</text:span></text:p>
            <text:p text:style-name="P5"><text:span text:style-name="T1"/></text:p>
            <text:p text:style-name="P6"><text:span text:style-name="T1">NFW</text:span></text:p>
          </draw:text-box>
        </draw:frame>
        <draw:frame draw:style-name="gr8" draw:text-style-name="P7" draw:layer="layout" svg:width="5.548cm" svg:height="2.384cm" svg:x="21.59cm" svg:y="7.112cm">
          <draw:text-box>
            <text:p><text:span text:style-name="T1">Baryonic profile:</text:span></text:p>
            <text:p><text:span text:style-name="T1"/></text:p>
            <text:p text:style-name="P1"><text:span text:style-name="T1">Hernquist</text:span></text:p>
          </draw:text-box>
        </draw:frame>
        <draw:frame draw:style-name="gr8" draw:text-style-name="P8" draw:layer="layout" svg:width="1.162cm" svg:height="1.517cm" svg:x="23.976cm" svg:y="5.241cm">
          <draw:text-box>
            <text:p><text:span text:style-name="T2">+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08:31:46.060926371</meta:creation-date>
    <dc:date>2019-02-08T08:45:04.167496659</dc:date>
    <meta:editing-duration>PT2M56S</meta:editing-duration>
    <meta:editing-cycles>1</meta:editing-cycles>
    <meta:document-statistic meta:object-count="33"/>
    <meta:generator>LibreOffice/6.0.7.3$Linux_X86_64 LibreOffice_project/00m0$Build-3</meta:generator>
  </office:meta>
</office:document-meta>
</file>